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5.256cm"/>
    </style:style>
  </office:automatic-styles>
  <office:body>
    <office:presentation>
      <draw:page draw:name="page1" draw:master-page-name="Standard" presentation:presentation-page-layout-name="layout1">
        <draw:frame presentation:style-name="pr1" draw:id="id1" presentation:class="title" svg:x="2.058cm" svg:y="1.743cm" svg:width="23.912cm" svg:height="3.507cm">
          <draw:text-box>
            <text:p>Example of effect checkerboard</text:p>
          </draw:text-box>
        </draw:frame>
        <draw:frame presentation:style-name="pr1" draw:id="id2" presentation:class="subtitle" svg:x="2.058cm" svg:y="5.838cm" svg:width="23.912cm" svg:height="13.23cm">
          <draw:text-box>
            <text:p>Example of effect checkerboard2</text:p>
          </draw:text-box>
        </draw:frame>
        <presentation:animations>
          <presentation:show-shape draw:shape-id="id1" presentation:effect="checkerboard" presentation:direction="to-left"/>
          <presentation:show-shape draw:shape-id="id2" presentation:effect="checkerboard" presentation:direction="from-left"/>
        </presentation:animation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  <style:presentation-page-layout style:name="layout1">
      <presentation:placeholder presentation:object="title" svg:x="2.058cm" svg:y="1.743cm" svg:width="23.912cm" svg:height="10cm"/>
      <presentation:placeholder presentation:object="subtitle" svg:x="2.058cm" svg:y="5.838cm" svg:width="23.912cm" svg:height="13.23cm"/>
    </style:presentation-page-layout>
  </office:styles>
  <office:automatic-styles>
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